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5768" calcext:value-type="float">
            <text:p>94.1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4016" calcext:value-type="float">
            <text:p>93.8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2032" calcext:value-type="float">
            <text:p>93.9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1528" calcext:value-type="float">
            <text:p>94.5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0968" calcext:value-type="float">
            <text:p>93.8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0448" calcext:value-type="float">
            <text:p>93.5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9384" calcext:value-type="float">
            <text:p>93.3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9656" calcext:value-type="float">
            <text:p>93.2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5" calcext:value-type="float">
            <text:p>93.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928" calcext:value-type="float">
            <text:p>93.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1368" calcext:value-type="float">
            <text:p>93.2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1264" calcext:value-type="float">
            <text:p>93.1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3208" calcext:value-type="float">
            <text:p>92.7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9096" calcext:value-type="float">
            <text:p>92.5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7344" calcext:value-type="float">
            <text:p>92.2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868" calcext:value-type="float">
            <text:p>92.3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4192" calcext:value-type="float">
            <text:p>92.2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6008" calcext:value-type="float">
            <text:p>92.2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6696" calcext:value-type="float">
            <text:p>92.4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7616" calcext:value-type="float">
            <text:p>92.1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0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484" calcext:value-type="float">
            <text:p>92.0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908" calcext:value-type="float">
            <text:p>91.6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6784" calcext:value-type="float">
            <text:p>91.6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5784" calcext:value-type="float">
            <text:p>91.2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2544" calcext:value-type="float">
            <text:p>91.9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9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092" calcext:value-type="float">
            <text:p>91.1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9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5768" calcext:value-type="float">
            <text:p>90.3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8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8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748" calcext:value-type="float">
            <text:p>90.3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8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18" calcext:value-type="float">
            <text:p>90.6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324" calcext:value-type="float">
            <text:p>90.6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5912" calcext:value-type="float">
            <text:p>90.7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3784" calcext:value-type="float">
            <text:p>90.4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2928" calcext:value-type="float">
            <text:p>90.4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1056" calcext:value-type="float">
            <text:p>89.2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256" calcext:value-type="float">
            <text:p>89.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156" calcext:value-type="float">
            <text:p>88.6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9264" calcext:value-type="float">
            <text:p>88.5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7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6928" calcext:value-type="float">
            <text:p>88.1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7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6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6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6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6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7568" calcext:value-type="float">
            <text:p>70.4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6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6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5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3512" calcext:value-type="float">
            <text:p>71.5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5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5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5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8112" calcext:value-type="float">
            <text:p>66.4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5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2032" calcext:value-type="float">
            <text:p>63.5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5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9024" calcext:value-type="float">
            <text:p>63.8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5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5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5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4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1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194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14" calcext:value-type="float">
            <text:p>64.5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2" meta:object-count="0"/>
    <meta:user-defined meta:name="AppVersion">3.0</meta:user-defined>
  </office:meta>
</office:document-meta>
</file>